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1'"/>
    <style:font-face style:name="DejaVu Serif" svg:font-family="'DejaVu Serif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0.1016in"/>
    </style:style>
    <style:style style:name="co4" style:family="table-column">
      <style:table-column-properties fo:break-before="auto" style:column-width="2.1563in"/>
    </style:style>
    <style:style style:name="co5" style:family="table-column">
      <style:table-column-properties fo:break-before="auto" style:column-width="1.6043in"/>
    </style:style>
    <style:style style:name="co6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DejaVu Serif" fo:font-size="10pt" style:font-name-asian="DejaVu Serif" style:font-size-asian="10pt" style:font-name-complex="DejaVu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6" table:default-cell-style-name="ce1"/>
        <table:table-row table:style-name="ro1">
          <table:table-cell table:style-name="ce4" office:value-type="string" calcext:value-type="string">
            <text:p>Landkreis/Kreis</text:p>
          </table:table-cell>
          <table:table-cell table:style-name="ce4" office:value-type="string" calcext:value-type="string">
            <text:p>KrS</text:p>
          </table:table-cell>
          <table:table-cell table:style-name="ce4" office:value-type="string" calcext:value-type="string">
            <text:p>BL</text:p>
          </table:table-cell>
          <table:table-cell table:style-name="ce4" office:value-type="string" calcext:value-type="string">
            <text:p>Einw.</text:p>
          </table:table-cell>
          <table:table-cell table:style-name="ce4" office:value-type="string" calcext:value-type="string">
            <text:p>Fl.in km²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Has_current_cases</text:p>
          </table:table-cell>
          <table:table-cell table:style-name="ce4" office:value-type="string" calcext:value-type="string">
            <text:p>implement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.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.21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.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.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.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.2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.7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.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.5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.76</text:p>
          </table:table-cell>
          <table:table-cell office:value-type="string" calcext:value-type="string">
            <text:p>https://www.kreis-steinfurt.de/kv_steinfurt/Aktuelles/Slider/Informationen%20Coronavirus/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.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.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.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.55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.0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.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.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.9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.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.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.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.9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.6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.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.6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.78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.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.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.9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.41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.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.69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.8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.6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.6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.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.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.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.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.89</text:p>
          </table:table-cell>
          <table:table-cell table:style-name="ce2" office:value-type="string" calcext:value-type="string">
            <text:p>https://www.siegen-wittgenstein.de/Startseite/index.php?La=1&amp;object=tx,2170.2450.1&amp;kat=&amp;kuo=2&amp;sub=0&amp;NavID=2170.60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.03</text:p>
          </table:table-cell>
          <table:table-cell office:value-type="string" calcext:value-type="string">
            <text:p>https://landkreishildesheim.de/Politik-Verwaltung/Verwaltung/Presse/Pressemitteilungen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.39</text:p>
          </table:table-cell>
          <table:table-cell office:value-type="string" calcext:value-type="string">
            <text:p>https://www.segeberg.de/Quicknavigation/Startsei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.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.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.4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.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.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.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.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.9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.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.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.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.4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.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.4</text:p>
          </table:table-cell>
          <table:table-cell table:style-name="ce2" office:value-type="string" calcext:value-type="string">
            <text:p>https://www.landkreis-fulda.de/buergerservice/gesundheit/aktuelles#c11139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.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.4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.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.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.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.9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.1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.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.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.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.68</text:p>
          </table:table-cell>
          <table:table-cell table:style-name="ce3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.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.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.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.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.8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.6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.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.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.8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.6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.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.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.0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.9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.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.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.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.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.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.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.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.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.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.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.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.9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.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.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.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.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.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.97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.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.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.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.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.7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.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.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.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.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.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.1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.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.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.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.3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.44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.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.38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.5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.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.5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.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.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.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.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.7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.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.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.79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.22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.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.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.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.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.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.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.7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and>
              <table:filter-condition table:field-number="6" table:value="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1'"/>
    <style:font-face style:name="DejaVu Serif" svg:font-family="'DejaVu Serif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de" fo:country="DE" style:font-name-asian="DejaVu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4:30:22.5202885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3-15T12:33:56Z</meta:creation-date>
    <dc:date>2020-03-22T16:51:08.913547267</dc:date>
    <meta:editing-cycles>35</meta:editing-cycles>
    <meta:editing-duration>PT2H7M4S</meta:editing-duration>
    <meta:document-statistic meta:table-count="1" meta:cell-count="1661" meta:object-count="0"/>
  </office:meta>
</office:document-meta>
</file>